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Heading_20_1">
      <style:text-properties officeooo:rsid="00030d4b" officeooo:paragraph-rsid="00030d4b"/>
    </style:style>
    <style:style style:name="P2" style:family="paragraph" style:parent-style-name="Text_20_body">
      <style:text-properties officeooo:rsid="00030d4b" officeooo:paragraph-rsid="00030d4b"/>
    </style:style>
    <style:style style:name="P3" style:family="paragraph" style:parent-style-name="Text_20_body" style:list-style-name="L3">
      <style:text-properties officeooo:rsid="00030d4b" officeooo:paragraph-rsid="00030d4b"/>
    </style:style>
    <style:style style:name="P4" style:family="paragraph" style:parent-style-name="Text_20_body">
      <style:text-properties officeooo:paragraph-rsid="00030d4b"/>
    </style:style>
    <style:style style:name="P5" style:family="paragraph" style:parent-style-name="Text_20_body" style:list-style-name="L3">
      <style:text-properties officeooo:rsid="0004be6b" officeooo:paragraph-rsid="0004be6b"/>
    </style:style>
    <style:style style:name="P6" style:family="paragraph" style:parent-style-name="Text_20_body" style:list-style-name="L3">
      <style:text-properties officeooo:rsid="0006225d" officeooo:paragraph-rsid="0006225d"/>
    </style:style>
    <style:style style:name="T1" style:family="text">
      <style:text-properties officeooo:rsid="0004be6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inutes on purchase proposal for SDR, LoRa Gateway and Digital Storage Oscilloscope</text:h>
      <text:p text:style-name="P2">Minutes held on 27/05/2022 at HOD room</text:p>
      <text:p text:style-name="P2">Members Present:</text:p>
      <text:p text:style-name="P2"/>
      <text:p text:style-name="P2"/>
      <text:p text:style-name="P2"/>
      <text:p text:style-name="P2"/>
      <text:list xml:id="list3112949660" text:style-name="L3">
        <text:list-item>
          <text:p text:style-name="P3">A meeting was convened to scrutinize the proposal submitted by Shri Anu Mohamed <text:s/>(AP ECE)<text:line-break/>for purchase of the following equipment towards Satellite Research Center (SRC):</text:p>
          <text:list>
            <text:list-item>
              <text:p text:style-name="P3">Software Defined Radio (SDR) </text:p>
            </text:list-item>
            <text:list-item>
              <text:p text:style-name="P3">LoRaWAN Gateway </text:p>
            </text:list-item>
            <text:list-item>
              <text:p text:style-name="P3">Digital Storage Oscilloscope </text:p>
            </text:list-item>
          </text:list>
        </text:list-item>
        <text:list-item>
          <text:p text:style-name="P3">Currently the SRC does not have any equipment availble for research and development , testing of electronics and radio components. The LoRa communication system and the TTC susbsystem require equipement for development, testing and verification. <text:span text:style-name="T1">Development of the</text:span> LoRa system involves testing of the modulation scheme <text:span text:style-name="T1">and communication with the On-Board Computer via various peripheral interfaces. The work done by the TTC subsystem team invloves various modulation schemes and research into the bandwidth, link budget etc… An SDR is a very flexible tool that can be used for all the above activities. It can be setup to operate under any modulation scheme fro software. An SDR can also help us monitor the signals and determine if data is being received from the satellite link. An SDR wil also help us setup a ground station for our satellite.</text:span></text:p>
        </text:list-item>
        <text:list-item>
          <text:p text:style-name="P5">A LoRaWAN gateway is needed to setup a LoRaWAN network. This is a requirement for further research into incorparating LoRaWAN technology as a satellite payload. Moreover, having a LoRaWAN gateway can help development of IoT projecsts and new projecsts based on LoRaWAN technology from the institution.</text:p>
        </text:list-item>
        <text:list-item>
          <text:p text:style-name="P5">A DSO a must have tool for testing and R&amp;D of electronic circuits. It will help debug and analyse circuits, peripheral interfaces such as UART, I2C, SPI etc… These are some of the peripherals that will be used for communication between the OBC and various payloads and sybsystems. Currenlty SRC does not have any such equipment at its disposal.</text:p>
        </text:list-item>
        <text:list-item>
          <text:p text:style-name="P6">The Committee agrees and stringly recommends to purchase the above equipment which can be procured by using the TEQIP funds.</text:p>
        </text:list-item>
      </text:list>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7T15:08:02.941350657</meta:creation-date>
    <dc:date>2022-05-28T00:06:42.959636734</dc:date>
    <meta:editing-duration>PT8H25M19S</meta:editing-duration>
    <meta:editing-cycles>1</meta:editing-cycles>
    <meta:document-statistic meta:table-count="0" meta:image-count="0" meta:object-count="0" meta:page-count="1" meta:paragraph-count="11" meta:word-count="326" meta:character-count="2015" meta:non-whitespace-character-count="1704"/>
    <meta:generator>LibreOffice/7.2.7.2$Linux_X86_64 LibreOffice_project/20$Build-2</meta:generator>
  </office:meta>
</office:document-meta>
</file>